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Bitstream Vera Sans" svg:font-family="'Bitstream Vera Sans'" style:font-family-generic="roman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2" style:family="table">
      <style:table-properties style:width="17.806cm" fo:margin-left="2.866cm" table:align="left"/>
    </style:style>
    <style:style style:name="Tabla2.A" style:family="table-column">
      <style:table-column-properties style:column-width="10.996cm"/>
    </style:style>
    <style:style style:name="Tabla2.B" style:family="table-column">
      <style:table-column-properties style:column-width="2.113cm"/>
    </style:style>
    <style:style style:name="Tabla2.C" style:family="table-column">
      <style:table-column-properties style:column-width="1.099cm"/>
    </style:style>
    <style:style style:name="Tabla2.D" style:family="table-column">
      <style:table-column-properties style:column-width="1.998cm"/>
    </style:style>
    <style:style style:name="Tabla2.E" style:family="table-column">
      <style:table-column-properties style:column-width="1.6cm"/>
    </style:style>
    <style:style style:name="Tabla2.1" style:family="table-row">
      <style:table-row-properties style:row-height="0.7cm"/>
    </style:style>
    <style:style style:name="Tabla2.A1" style:family="table-cell">
      <style:table-cell-properties style:vertical-align="middle"/>
    </style:style>
    <style:style style:name="Tabla2.3" style:family="table-row">
      <style:table-row-properties style:row-height="0.499cm"/>
    </style:style>
    <style:style style:name="Tabla1" style:family="table">
      <style:table-properties style:width="20.197cm" fo:margin-left="0.861cm" table:align="left"/>
    </style:style>
    <style:style style:name="Tabla1.A" style:family="table-column">
      <style:table-column-properties style:column-width="2.198cm"/>
    </style:style>
    <style:style style:name="Tabla1.B" style:family="table-column">
      <style:table-column-properties style:column-width="14.494cm"/>
    </style:style>
    <style:style style:name="Tabla1.C" style:family="table-column">
      <style:table-column-properties style:column-width="3.505cm"/>
    </style:style>
    <style:style style:name="Tabla1.1" style:family="table-row">
      <style:table-row-properties style:row-height="0.499cm"/>
    </style:style>
    <style:style style:name="Tabla1.A1" style:family="table-cell">
      <style:table-cell-properties fo:padding="0.097cm" fo:border="none"/>
    </style:style>
    <style:style style:name="Tabla1.A2" style:family="table-cell">
      <style:table-cell-properties style:vertical-align="middle" fo:padding="0.097cm" fo:border="none"/>
    </style:style>
    <style:style style:name="P1" style:family="paragraph" style:parent-style-name="Header">
      <style:text-properties officeooo:rsid="00155968" officeooo:paragraph-rsid="00155968"/>
    </style:style>
    <style:style style:name="P2" style:family="paragraph" style:parent-style-name="Standard">
      <style:text-properties fo:font-size="10pt" fo:font-style="normal" fo:font-weight="normal" officeooo:rsid="0019d81c" officeooo:paragraph-rsid="003d65b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paragraph-properties fo:line-height="100%"/>
      <style:text-properties style:font-name="DejaVu Sans Mono" fo:font-size="8pt" fo:letter-spacing="0.014cm" fo:font-style="normal" style:text-underline-style="none" fo:font-weight="normal" officeooo:rsid="001edc20" officeooo:paragraph-rsid="0046e4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style:font-name="DejaVu Sans Mono" fo:font-size="8pt" fo:letter-spacing="0.014cm" fo:font-style="normal" style:text-underline-style="none" fo:font-weight="normal" officeooo:rsid="001edc20" officeooo:paragraph-rsid="0028858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line-height="100%"/>
      <style:text-properties style:font-name="DejaVu Sans Mono" fo:font-size="8pt" fo:letter-spacing="0.014cm" fo:font-style="normal" style:text-underline-style="none" fo:font-weight="normal" officeooo:rsid="001edc20" officeooo:paragraph-rsid="0028858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font-name="DejaVu Sans Mono" fo:font-size="8pt" fo:letter-spacing="0.014cm" fo:font-style="normal" style:text-underline-style="none" fo:font-weight="normal" officeooo:rsid="001edc20" officeooo:paragraph-rsid="0037715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DejaVu Sans Mono" fo:font-size="8pt" fo:letter-spacing="0.014cm" fo:font-style="normal" style:text-underline-style="none" fo:font-weight="normal" officeooo:rsid="001edc20" officeooo:paragraph-rsid="0044e10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" style:family="paragraph" style:parent-style-name="Standard">
      <style:paragraph-properties fo:line-height="150%" fo:text-align="end" style:justify-single-word="false"/>
      <style:text-properties style:font-name="DejaVu Sans Mono" fo:font-size="8pt" fo:letter-spacing="0.014cm" fo:font-style="normal" style:text-underline-style="none" fo:font-weight="normal" officeooo:rsid="001edc20" officeooo:paragraph-rsid="0037715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" style:family="paragraph" style:parent-style-name="Standard">
      <style:paragraph-properties fo:line-height="100%" fo:text-align="center" style:justify-single-word="false"/>
      <style:text-properties style:font-name="DejaVu Sans Mono" fo:font-size="8pt" fo:letter-spacing="normal" fo:font-style="normal" style:text-underline-style="none" fo:font-weight="normal" officeooo:rsid="001edc20" officeooo:paragraph-rsid="0028858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" style:family="paragraph" style:parent-style-name="Standard">
      <style:text-properties fo:font-style="normal" fo:font-weight="normal" officeooo:paragraph-rsid="0019d81c" fo:background-color="transparent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line-height="100%"/>
      <style:text-properties fo:font-style="normal" fo:font-weight="normal" officeooo:paragraph-rsid="00288588" fo:background-color="transparent" style:font-style-asian="normal" style:font-weight-asian="normal" style:font-style-complex="normal" style:font-weight-complex="normal"/>
    </style:style>
    <style:style style:name="P12" style:family="paragraph" style:parent-style-name="Frame_20_contents">
      <style:paragraph-properties fo:text-align="start" style:justify-single-word="false"/>
      <style:text-properties officeooo:paragraph-rsid="0040cfb1"/>
    </style:style>
    <style:style style:name="P13" style:family="paragraph" style:parent-style-name="Text_20_body">
      <style:paragraph-properties fo:line-height="100%"/>
    </style:style>
    <style:style style:name="T1" style:family="text">
      <style:text-properties officeooo:rsid="00492093"/>
    </style:style>
    <style:style style:name="T2" style:family="text">
      <style:text-properties style:font-name="DejaVu Sans Mono" fo:font-size="9pt" fo:font-style="normal" style:text-underline-style="none" fo:font-weight="normal" officeooo:rsid="003f526f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style:font-name="DejaVu Sans Mono" fo:font-size="9pt" fo:font-style="normal" style:text-underline-style="none" fo:font-weight="normal" officeooo:rsid="001edc20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4" style:family="text">
      <style:text-properties style:font-name="DejaVu Sans Mono" fo:font-size="9pt" fo:font-style="normal" style:text-underline-style="solid" style:text-underline-width="auto" style:text-underline-color="font-color" fo:font-weight="normal" officeooo:rsid="003f526f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table:number-columns-spanned="5" office:value-type="string">
            <text:p text:style-name="P6"><text:placeholder text:placeholder-type="text">&lt;o.name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" table:number-columns-spanned="5" office:value-type="string">
            <text:p text:style-name="P6"><text:placeholder text:placeholder-type="text">&lt;o.street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1" office:value-type="string">
            <text:p text:style-name="P6"><text:placeholder text:placeholder-type="text">&lt;o.doc_number&gt;</text:placeholder></text:p>
          </table:table-cell>
          <table:table-cell table:style-name="Tabla2.A1" office:value-type="string">
            <text:p text:style-name="P8"><text:placeholder text:placeholder-type="text">&lt;o.day&gt;</text:placeholder></text:p>
          </table:table-cell>
          <table:table-cell table:style-name="Tabla2.A1" office:value-type="string">
            <text:p text:style-name="P6"><text:s text:c="5"/></text:p>
          </table:table-cell>
          <table:table-cell table:style-name="Tabla2.A1" office:value-type="string">
            <text:p text:style-name="P7"><text:placeholder text:placeholder-type="text">&lt;o.month&gt;</text:placeholder></text:p>
          </table:table-cell>
          <table:table-cell table:style-name="Tabla2.A1" office:value-type="string">
            <text:p text:style-name="P8"><text:placeholder text:placeholder-type="text">&lt;o.y&gt;</text:placeholder> </text:p>
          </table:table-cell>
        </table:table-row>
      </table:table>
      <text:p text:style-name="P13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5"><text:placeholder text:placeholder-type="text">&lt;for each="line in o.lines"&gt;</text:placeholder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4"><text:placeholder text:placeholder-type="text">&lt;line.qty&gt;</text:placeholder></text:p>
          </table:table-cell>
          <table:table-cell table:style-name="Tabla1.A2" office:value-type="string">
            <text:p text:style-name="P5"><text:placeholder text:placeholder-type="text">&lt;line.description&gt;</text:placeholder></text:p>
          </table:table-cell>
          <table:table-cell table:style-name="Tabla1.A2" office:value-type="string">
            <text:p text:style-name="P9"><text:placeholder text:placeholder-type="text">&lt;line.price_subtotal_igv&gt;</text:placeholder></text:p>
          </table:table-cell>
        </table:table-row>
        <table:table-row table:style-name="Tabla1.1">
          <table:table-cell table:style-name="Tabla1.A1" table:number-columns-spanned="3" office:value-type="string">
            <text:p text:style-name="P5"><text:placeholder text:placeholder-type="text">&lt;/for&gt;</text:placeholder></text:p>
          </table:table-cell>
          <table:covered-table-cell/>
          <table:covered-table-cell/>
        </table:table-row>
      </table:table>
      <text:p text:style-name="P11"><text:s text:c="29"/></text:p>
      <text:p text:style-name="P10"><text:s text:c="2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Bitstream Vera Sans" svg:font-family="'Bitstream Vera Sans'" style:font-family-generic="roman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Bitstream Vera Sans" fo:font-size="12pt" fo:language="en" fo:country="US" style:font-name-asian="Bitstream Vera Sans1" style:font-size-asian="12pt" style:language-asian="en" style:country-asian="US" style:font-name-complex="Bitstream Vera Sans1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2cm" style:writing-mode="lr-tb"/>
      <style:text-properties fo:color="#000000" style:font-name="Bitstream Vera Sans" fo:font-size="12pt" fo:language="en" fo:country="US" style:font-name-asian="Bitstream Vera Sans1" style:font-size-asian="12pt" style:language-asian="en" style:country-asian="US" style:font-name-complex="Bitstream Vera Sans1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style:page-number="auto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2.002cm" style:type="right"/>
          <style:tab-stop style:position="-0.998cm" style:type="center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55968" officeooo:paragraph-rsid="00155968"/>
    </style:style>
    <style:style style:name="MP2" style:family="paragraph" style:parent-style-name="Standard">
      <style:text-properties fo:font-size="10pt" fo:font-style="normal" fo:font-weight="normal" officeooo:rsid="0019d81c" officeooo:paragraph-rsid="003d65b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P3" style:family="paragraph" style:parent-style-name="Standard">
      <style:paragraph-properties fo:line-height="100%"/>
      <style:text-properties style:font-name="DejaVu Sans Mono" fo:font-size="8pt" fo:letter-spacing="0.014cm" fo:font-style="normal" style:text-underline-style="none" fo:font-weight="normal" officeooo:rsid="001edc20" officeooo:paragraph-rsid="0046e4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4" style:family="paragraph" style:parent-style-name="Frame_20_contents">
      <style:paragraph-properties fo:text-align="start" style:justify-single-word="false"/>
      <style:text-properties officeooo:paragraph-rsid="0040cfb1"/>
    </style:style>
    <style:style style:name="MT1" style:family="text">
      <style:text-properties officeooo:rsid="00492093"/>
    </style:style>
    <style:style style:name="MT2" style:family="text">
      <style:text-properties style:font-name="DejaVu Sans Mono" fo:font-size="9pt" fo:font-style="normal" style:text-underline-style="none" fo:font-weight="normal" officeooo:rsid="001edc20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</style:graphic-properties>
    </style:style>
    <style:style style:name="M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4.1cm" fo:page-height="15.199cm" style:num-format="1" style:print-orientation="portrait" fo:margin-top="4.6cm" fo:margin-bottom="0.594cm" fo:margin-left="1.1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svg:height="1.79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draw:frame draw:style-name="Mfr1" draw:name="Marco2" text:anchor-type="paragraph" svg:x="3.08cm" svg:y="0cm" svg:width="18.09cm" draw:z-index="1"><draw:text-box fo:min-height="0.499cm"><text:p text:style-name="MP3"><text:span text:style-name="MT1">SON: </text:span><text:placeholder text:placeholder-type="text">&lt;o.number2letter&gt;</text:placeholder></text:p></draw:text-box></draw:frame></text:p>
        <text:p text:style-name="MP2"><draw:frame draw:style-name="Mfr2" draw:name="Marco1" text:anchor-type="paragraph" svg:x="18.066cm" svg:y="0.053cm" svg:width="3.203cm" draw:z-index="0"><draw:text-box fo:min-height="0.628cm"><text:p text:style-name="MP4"><text:s/><text:span text:style-name="MT2"><text:placeholder text:placeholder-type="text">&lt;o.a_total&gt;</text:placeholder></text:span><text:span text:style-name="MT2"> </text:span></text:p></draw:text-box></draw:frame> <text:s text:c="14"/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7-10-29T16:21:35</meta:creation-date>
    <dc:date>2016-05-06T09:15:42.858935615</dc:date>
    <dc:language>en-US</dc:language>
    <meta:editing-cycles>113</meta:editing-cycles>
    <meta:editing-duration>PT4H45M32S</meta:editing-duration>
    <meta:print-date>2016-04-15T13:49:38.807031635</meta:print-date>
    <meta:document-statistic meta:table-count="2" meta:image-count="0" meta:object-count="0" meta:page-count="1" meta:paragraph-count="17" meta:word-count="17" meta:character-count="254" meta:non-whitespace-character-count="169"/>
    <meta:user-defined meta:name="Info 1"/>
    <meta:user-defined meta:name="Info 2"/>
    <meta:user-defined meta:name="Info 3"/>
    <meta:user-defined meta:name="Info 4"/>
  </office:meta>
</office:document-meta>
</file>